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ongodb+srv://sharonrose:$cN+at8WnF+n2UN@testcluster1.jy5sx.mongodb.net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09:55:22.418849858</meta:creation-date>
    <dc:date>2024-11-13T09:58:55.310785588</dc:date>
    <meta:editing-duration>PT3M34S</meta:editing-duration>
    <meta:editing-cycles>1</meta:editing-cycles>
    <meta:document-statistic meta:table-count="0" meta:image-count="0" meta:object-count="0" meta:page-count="1" meta:paragraph-count="1" meta:word-count="1" meta:character-count="72" meta:non-whitespace-character-count="72"/>
    <meta:generator>LibreOffice/24.2.5.2$Linux_X86_64 LibreOffice_project/420$Build-2</meta:generator>
  </office:meta>
</office:document-meta>
</file>